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Swan song</text:h>
      <text:p text:style-name="Text_20_body">Swans fly overhead singing goodbye<text:line-break/>to we walkers of the earth. You point<text:line-break/>to them in formation, you tell me<text:line-break/>you are not you. [You are the air the swans<text:line-break/>walk on]alt as they journey like pilgrims<text:line-break/>to a temple in the south. A curtain<text:line-break/>there separates me from you, swans<text:line-break/>from the air they fly through. I say<text:line-break/>that you are no longer the temple,<text:line-break/>that you have been through fire<text:line-break/>and are now less than ash. You are<text:line-break/>a mirror of me, the air without a swan.<text:line-break/>Together, we are each other. You<text:line-break/>and I have both nothing and everything<text:line-break/>at once. We own the world and nothing in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wan song</dc:title>
  </office:meta>
</office:document-meta>
</file>